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13487" calcext:value-type="float">
            <text:p>17.61</text:p>
          </table:table-cell>
          <table:table-cell table:formula="of:=47.67*(1+0.6592*EXP(-[.A1]/90.7)-1.659*EXP(-[.A1]/228.3))" office:value-type="float" office:value="0.00953399999999895" calcext:value-type="float">
            <text:p>0.01</text:p>
          </table:table-cell>
          <table:table-cell table:formula="of:=([.B1]-[.C1])/[.B1]" office:value-type="float" office:value="0.999458710248573" calcext:value-type="float">
            <text:p>0.9994587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760212" calcext:value-type="float">
            <text:p>19.76</text:p>
          </table:table-cell>
          <table:table-cell table:formula="of:=47.67*(1+0.6592*EXP(-[.A2]/90.7)-1.659*EXP(-[.A2]/228.3))" office:value-type="float" office:value="7.06941268449611" calcext:value-type="float">
            <text:p>7.07</text:p>
          </table:table-cell>
          <table:table-cell table:formula="of:=([.B2]-[.C2])/[.B2]" office:value-type="float" office:value="0.642240038492699" calcext:value-type="float">
            <text:p>0.64224003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.488422" calcext:value-type="float">
            <text:p>27.49</text:p>
          </table:table-cell>
          <table:table-cell table:formula="of:=47.67*(1+0.6592*EXP(-[.A3]/90.7)-1.659*EXP(-[.A3]/228.3))" office:value-type="float" office:value="18.2012124038255" calcext:value-type="float">
            <text:p>18.20</text:p>
          </table:table-cell>
          <table:table-cell table:formula="of:=([.B3]-[.C3])/[.B3]" office:value-type="float" office:value="0.337858957352099" calcext:value-type="float">
            <text:p>0.33785895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.481975" calcext:value-type="float">
            <text:p>34.48</text:p>
          </table:table-cell>
          <table:table-cell table:formula="of:=47.67*(1+0.6592*EXP(-[.A4]/90.7)-1.659*EXP(-[.A4]/228.3))" office:value-type="float" office:value="27.5681114382016" calcext:value-type="float">
            <text:p>27.57</text:p>
          </table:table-cell>
          <table:table-cell table:formula="of:=([.B4]-[.C4])/[.B4]" office:value-type="float" office:value="0.200506599804635" calcext:value-type="float">
            <text:p>0.20050659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.471918" calcext:value-type="float">
            <text:p>39.47</text:p>
          </table:table-cell>
          <table:table-cell table:formula="of:=47.67*(1+0.6592*EXP(-[.A5]/90.7)-1.659*EXP(-[.A5]/228.3))" office:value-type="float" office:value="34.3376432642836" calcext:value-type="float">
            <text:p>34.34</text:p>
          </table:table-cell>
          <table:table-cell table:formula="of:=([.B5]-[.C5])/[.B5]" office:value-type="float" office:value="0.130074113340942" calcext:value-type="float">
            <text:p>0.13007411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.868514" calcext:value-type="float">
            <text:p>42.87</text:p>
          </table:table-cell>
          <table:table-cell table:formula="of:=47.67*(1+0.6592*EXP(-[.A6]/90.7)-1.659*EXP(-[.A6]/228.3))" office:value-type="float" office:value="38.9468131214157" calcext:value-type="float">
            <text:p>38.95</text:p>
          </table:table-cell>
          <table:table-cell table:formula="of:=([.B6]-[.C6])/[.B6]" office:value-type="float" office:value="0.0914820811979696" calcext:value-type="float">
            <text:p>0.09148208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.062944" calcext:value-type="float">
            <text:p>45.06</text:p>
          </table:table-cell>
          <table:table-cell table:formula="of:=47.67*(1+0.6592*EXP(-[.A7]/90.7)-1.659*EXP(-[.A7]/228.3))" office:value-type="float" office:value="42.0010899666088" calcext:value-type="float">
            <text:p>42.00</text:p>
          </table:table-cell>
          <table:table-cell table:formula="of:=([.B7]-[.C7])/[.B7]" office:value-type="float" office:value="0.0679461606723077" calcext:value-type="float">
            <text:p>0.06794616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.599045" calcext:value-type="float">
            <text:p>46.60</text:p>
          </table:table-cell>
          <table:table-cell table:formula="of:=47.67*(1+0.6592*EXP(-[.A8]/90.7)-1.659*EXP(-[.A8]/228.3))" office:value-type="float" office:value="43.99858974018" calcext:value-type="float">
            <text:p>44.00</text:p>
          </table:table-cell>
          <table:table-cell table:formula="of:=([.B8]-[.C8])/[.B8]" office:value-type="float" office:value="0.0558049045816286" calcext:value-type="float">
            <text:p>0.05580490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.524522" calcext:value-type="float">
            <text:p>47.52</text:p>
          </table:table-cell>
          <table:table-cell table:formula="of:=47.67*(1+0.6592*EXP(-[.A9]/90.7)-1.659*EXP(-[.A9]/228.3))" office:value-type="float" office:value="45.296412532793" calcext:value-type="float">
            <text:p>45.30</text:p>
          </table:table-cell>
          <table:table-cell table:formula="of:=([.B9]-[.C9])/[.B9]" office:value-type="float" office:value="0.046883364070596" calcext:value-type="float">
            <text:p>0.04688336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8.135146" calcext:value-type="float">
            <text:p>48.14</text:p>
          </table:table-cell>
          <table:table-cell table:formula="of:=47.67*(1+0.6592*EXP(-[.A10]/90.7)-1.659*EXP(-[.A10]/228.3))" office:value-type="float" office:value="46.1368395537391" calcext:value-type="float">
            <text:p>46.14</text:p>
          </table:table-cell>
          <table:table-cell table:formula="of:=([.B10]-[.C10])/[.B10]" office:value-type="float" office:value="0.0415144984968142" calcext:value-type="float">
            <text:p>0.04151449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.55495" calcext:value-type="float">
            <text:p>48.55</text:p>
          </table:table-cell>
          <table:table-cell table:formula="of:=47.67*(1+0.6592*EXP(-[.A11]/90.7)-1.659*EXP(-[.A11]/228.3))" office:value-type="float" office:value="46.6801491615971" calcext:value-type="float">
            <text:p>46.68</text:p>
          </table:table-cell>
          <table:table-cell table:formula="of:=([.B11]-[.C11])/[.B11]" office:value-type="float" office:value="0.0386119404592712" calcext:value-type="float">
            <text:p>0.03861194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8.831639" calcext:value-type="float">
            <text:p>48.83</text:p>
          </table:table-cell>
          <table:table-cell table:formula="of:=47.67*(1+0.6592*EXP(-[.A12]/90.7)-1.659*EXP(-[.A12]/228.3))" office:value-type="float" office:value="47.0310762974985" calcext:value-type="float">
            <text:p>47.03</text:p>
          </table:table-cell>
          <table:table-cell table:formula="of:=([.B12]-[.C12])/[.B12]" office:value-type="float" office:value="0.0368728705276812" calcext:value-type="float">
            <text:p>0.03687287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9.156033" calcext:value-type="float">
            <text:p>49.16</text:p>
          </table:table-cell>
          <table:table-cell table:formula="of:=47.67*(1+0.6592*EXP(-[.A13]/90.7)-1.659*EXP(-[.A13]/228.3))" office:value-type="float" office:value="47.2576411430671" calcext:value-type="float">
            <text:p>47.26</text:p>
          </table:table-cell>
          <table:table-cell table:formula="of:=([.B13]-[.C13])/[.B13]" office:value-type="float" office:value="0.0386197123948725" calcext:value-type="float">
            <text:p>0.03861971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9.156033" calcext:value-type="float">
            <text:p>49.16</text:p>
          </table:table-cell>
          <table:table-cell table:formula="of:=47.67*(1+0.6592*EXP(-[.A14]/90.7)-1.659*EXP(-[.A14]/228.3))" office:value-type="float" office:value="47.4038818869893" calcext:value-type="float">
            <text:p>47.40</text:p>
          </table:table-cell>
          <table:table-cell table:formula="of:=([.B14]-[.C14])/[.B14]" office:value-type="float" office:value="0.0356446809491471" calcext:value-type="float">
            <text:p>0.035644680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9.346853" calcext:value-type="float">
            <text:p>49.35</text:p>
          </table:table-cell>
          <table:table-cell table:formula="of:=47.67*(1+0.6592*EXP(-[.A15]/90.7)-1.659*EXP(-[.A15]/228.3))" office:value-type="float" office:value="47.49826471281" calcext:value-type="float">
            <text:p>47.50</text:p>
          </table:table-cell>
          <table:table-cell table:formula="of:=([.B15]-[.C15])/[.B15]" office:value-type="float" office:value="0.0374611180816335" calcext:value-type="float">
            <text:p>0.037461118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.537673" calcext:value-type="float">
            <text:p>49.54</text:p>
          </table:table-cell>
          <table:table-cell table:formula="of:=47.67*(1+0.6592*EXP(-[.A16]/90.7)-1.659*EXP(-[.A16]/228.3))" office:value-type="float" office:value="47.5591750760698" calcext:value-type="float">
            <text:p>47.56</text:p>
          </table:table-cell>
          <table:table-cell table:formula="of:=([.B16]-[.C16])/[.B16]" office:value-type="float" office:value="0.0399392584292401" calcext:value-type="float">
            <text:p>0.03993925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9.537673" calcext:value-type="float">
            <text:p>49.54</text:p>
          </table:table-cell>
          <table:table-cell table:formula="of:=47.67*(1+0.6592*EXP(-[.A17]/90.7)-1.659*EXP(-[.A17]/228.3))" office:value-type="float" office:value="47.5984826133256" calcext:value-type="float">
            <text:p>47.60</text:p>
          </table:table-cell>
          <table:table-cell table:formula="of:=([.B17]-[.C17])/[.B17]" office:value-type="float" office:value="0.0391457706677994" calcext:value-type="float">
            <text:p>0.039145770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9.575837" calcext:value-type="float">
            <text:p>49.58</text:p>
          </table:table-cell>
          <table:table-cell table:formula="of:=47.67*(1+0.6592*EXP(-[.A18]/90.7)-1.659*EXP(-[.A18]/228.3))" office:value-type="float" office:value="47.6238487015786" calcext:value-type="float">
            <text:p>47.62</text:p>
          </table:table-cell>
          <table:table-cell table:formula="of:=([.B18]-[.C18])/[.B18]" office:value-type="float" office:value="0.0393737840154154" calcext:value-type="float">
            <text:p>0.03937378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9.442263" calcext:value-type="float">
            <text:p>49.44</text:p>
          </table:table-cell>
          <table:table-cell table:formula="of:=47.67*(1+0.6592*EXP(-[.A19]/90.7)-1.659*EXP(-[.A19]/228.3))" office:value-type="float" office:value="47.6402179059845" calcext:value-type="float">
            <text:p>47.64</text:p>
          </table:table-cell>
          <table:table-cell table:formula="of:=([.B19]-[.C19])/[.B19]" office:value-type="float" office:value="0.0364474638633653" calcext:value-type="float">
            <text:p>0.036447463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9.394558" calcext:value-type="float">
            <text:p>49.39</text:p>
          </table:table-cell>
          <table:table-cell table:formula="of:=47.67*(1+0.6592*EXP(-[.A20]/90.7)-1.659*EXP(-[.A20]/228.3))" office:value-type="float" office:value="47.6507812104276" calcext:value-type="float">
            <text:p>47.65</text:p>
          </table:table-cell>
          <table:table-cell table:formula="of:=([.B20]-[.C20])/[.B20]" office:value-type="float" office:value="0.0353030143436532" calcext:value-type="float">
            <text:p>0.03530301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.346853" calcext:value-type="float">
            <text:p>49.35</text:p>
          </table:table-cell>
          <table:table-cell table:formula="of:=47.67*(1+0.6592*EXP(-[.A21]/90.7)-1.659*EXP(-[.A21]/228.3))" office:value-type="float" office:value="47.6575978616039" calcext:value-type="float">
            <text:p>47.66</text:p>
          </table:table-cell>
          <table:table-cell table:formula="of:=([.B21]-[.C21])/[.B21]" office:value-type="float" office:value="0.034232276947753" calcext:value-type="float">
            <text:p>0.034232276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9.442263" calcext:value-type="float">
            <text:p>49.44</text:p>
          </table:table-cell>
          <table:table-cell table:formula="of:=47.67*(1+0.6592*EXP(-[.A22]/90.7)-1.659*EXP(-[.A22]/228.3))" office:value-type="float" office:value="47.6619967389788" calcext:value-type="float">
            <text:p>47.66</text:p>
          </table:table-cell>
          <table:table-cell table:formula="of:=([.B22]-[.C22])/[.B22]" office:value-type="float" office:value="0.0360069736496726" calcext:value-type="float">
            <text:p>0.0360069736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4T05:05:56.13084755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8" meta:object-count="0"/>
  </office:meta>
</office:document-meta>
</file>